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ac0f9" officeooo:paragraph-rsid="001ac0f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92c78" officeooo:paragraph-rsid="00192c78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92c78" officeooo:paragraph-rsid="00192c78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92c78"/>
    </style:style>
    <style:style style:name="T3" style:family="text">
      <style:text-properties officeooo:rsid="001ac0f9"/>
    </style:style>
    <style:style style:name="T4" style:family="text">
      <style:text-properties officeooo:rsid="001c2e5a"/>
    </style:style>
    <style:style style:name="T5" style:family="text">
      <style:text-properties officeooo:rsid="001e13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8. Consulter sous-ensemble catalogu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Consulter sous-ensemble catalogues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1">ésire consulter le catalogues du systeme. Par contre, le système lui envoie des échantillons du catalogues aléatoirement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9">Non <text:span text:style-name="T5">m</text:span>embre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4">En tant que non membre, le système <text:span text:style-name="T5">affiche</text:span> quelque<text:span text:style-name="T5">s</text:span> échantillons aléatoirement quand la demande de consultation de catalogue est fait<text:span text:style-name="T5">e</text:span>. <text:span text:style-name="T4">Les informations sont limitées et l'utilisateur est régulièrement invité à devenir membre afin de pouvoir utiliser toutes les options du système, soit l'envoi de message avec les membres et pouvoir consulter tous les catalogues disponibles.</text:span></text:p>
      <text:p text:style-name="P5"/>
      <text:p text:style-name="P3">Scénario d'opération</text:p>
      <text:list xml:id="list4299387577142211057" text:style-name="L1">
        <text:list-item>
          <text:p text:style-name="P10">L'utilisateur demande au syst<text:span text:style-name="T3">è</text:span>me de voir le catalogue.</text:p>
        </text:list-item>
        <text:list-item>
          <text:p text:style-name="P10">Le syst<text:span text:style-name="T3">è</text:span>me lenvoie un sous-catalogue d<text:span text:style-name="T5">'</text:span>échantillons aléatoires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9:24.519185760</dc:date>
    <meta:editing-duration>PT55M5S</meta:editing-duration>
    <meta:editing-cycles>13</meta:editing-cycles>
    <meta:generator>LibreOffice/4.4.7.2$Linux_X86_64 LibreOffice_project/40m0$Build-2</meta:generator>
    <meta:document-statistic meta:table-count="1" meta:image-count="0" meta:object-count="0" meta:page-count="1" meta:paragraph-count="20" meta:word-count="117" meta:character-count="860" meta:non-whitespace-character-count="765"/>
  </office:meta>
</office:document-meta>
</file>